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b38f" officeooo:paragraph-rsid="0002b38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2b38f" officeooo:paragraph-rsid="0002b38f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paragraph-rsid="00041d1b"/>
    </style:style>
    <style:style style:name="T1" style:family="text">
      <style:text-properties officeooo:rsid="00041d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ngoDb Assignment</text:p>
      <text:p text:style-name="P1"/>
      <text:p text:style-name="P3"><text:span text:style-name="T1">Here is assignment source code link:-</text:span></text:p>
      <text:p text:style-name="P3"/>
      <text:p text:style-name="Standard"><text:a xlink:type="simple" xlink:href="https://github.com/kishanpatel-simform/Ecommerce/tree/master" text:style-name="Internet_20_link" text:visited-style-name="Visited_20_Internet_20_Link">https://github.com/kishanpatel-simform/Ecommerce/tree/master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6:48:11.781977925</meta:creation-date>
    <dc:date>2022-05-16T16:49:31.767400627</dc:date>
    <meta:editing-duration>PT1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115" meta:non-whitespace-character-count="109"/>
  </office:meta>
</office:document-meta>
</file>